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52cm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7" draw:id="id7" draw:layer="layout" svg:width="1.106cm" svg:height="1.074cm" svg:x="9.394cm" svg:y="4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106cm" svg:height="1.074cm" svg:x="9.395cm" svg:y="7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106cm" svg:height="1.074cm" svg:x="2.997cm" svg:y="6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106cm" svg:height="1.074cm" svg:x="2.398cm" svg:y="9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06cm" svg:height="1.074cm" svg:x="8.099cm" svg:y="9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4.135cm" svg:y1="3.108cm" svg:x2="6.792cm" svg:y2="1.989cm" draw:start-shape="id1" draw:start-glue-point="11" draw:end-shape="id2" draw:end-glue-point="6" svg:d="M4135 3108l2657-1119" svg:viewBox="0 0 2658 1120">
          <text:p/>
        </draw:connector>
        <draw:connector draw:style-name="gr3" draw:text-style-name="P1" draw:layer="layout" draw:type="line" svg:x1="3.744cm" svg:y1="4.025cm" svg:x2="3.55cm" svg:y2="6.557cm" draw:start-shape="id1" draw:start-glue-point="8" draw:end-shape="id3" draw:end-glue-point="4" svg:d="M3744 4025l-194 2532" svg:viewBox="0 0 195 2533">
          <text:p/>
        </draw:connector>
        <draw:connector draw:style-name="gr3" draw:text-style-name="P1" draw:layer="layout" draw:type="line" svg:x1="3.342cm" svg:y1="9.615cm" svg:x2="6.696cm" svg:y2="8.093cm" draw:start-shape="id4" draw:start-glue-point="11" draw:end-shape="id5" draw:end-glue-point="6" svg:d="M3342 9615l3354-1522" svg:viewBox="0 0 3355 1523">
          <text:p/>
        </draw:connector>
        <draw:connector draw:style-name="gr2" draw:text-style-name="P1" draw:layer="layout" draw:type="line" svg:x1="6.346cm" svg:y1="5.927cm" svg:x2="7.249cm" svg:y2="7.556cm" draw:start-shape="id6" draw:start-glue-point="8" draw:end-shape="id5" draw:end-glue-point="4" svg:d="M6346 5927l903 1629" svg:viewBox="0 0 904 1630">
          <text:p/>
        </draw:connector>
        <draw:connector draw:style-name="gr3" draw:text-style-name="P1" draw:layer="layout" draw:type="line" svg:x1="6.737cm" svg:y1="5.01cm" svg:x2="9.394cm" svg:y2="4.891cm" draw:start-shape="id6" draw:start-glue-point="11" draw:end-shape="id7" draw:end-glue-point="6" svg:d="M6737 5010l2657-119" svg:viewBox="0 0 2658 120">
          <text:p/>
        </draw:connector>
        <draw:connector draw:style-name="gr3" draw:text-style-name="P1" draw:layer="layout" draw:type="line" svg:x1="9.395cm" svg:y1="8.092cm" svg:x2="7.802cm" svg:y2="8.093cm" draw:start-shape="id8" draw:start-glue-point="6" draw:end-shape="id5" draw:end-glue-point="10" svg:d="M9395 8092l-1593 1" svg:viewBox="0 0 1594 2">
          <text:p/>
        </draw:connector>
        <draw:custom-shape draw:style-name="gr1" draw:text-style-name="P1" xml:id="id1" draw:id="id1" draw:layer="layout" svg:width="1.106cm" svg:height="1.074cm" svg:x="3.191cm" svg:y="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106cm" svg:height="1.074cm" svg:x="6.792cm" svg:y="1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106cm" svg:height="1.074cm" svg:x="5.793cm" svg:y="4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106cm" svg:height="1.074cm" svg:x="6.696cm" svg:y="7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7.64cm" svg:y1="7.713cm" svg:x2="9.947cm" svg:y2="5.428cm" draw:start-shape="id5" draw:start-glue-point="11" draw:end-shape="id7" draw:end-glue-point="8" svg:d="M7640 7713l2307-2285" svg:viewBox="0 0 2308 228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9T17:28:10.535947962</meta:creation-date>
    <dc:date>2016-06-02T13:48:31.094982073</dc:date>
    <dc:creator>elucterio </dc:creator>
    <meta:editing-duration>PT1M40S</meta:editing-duration>
    <meta:editing-cycles>3</meta:editing-cycles>
    <meta:generator>LibreOffice/4.2.8.2$Linux_X86_64 LibreOffice_project/420m0$Build-2</meta:generator>
    <meta:document-statistic meta:object-count="16"/>
  </office:meta>
</office:document-meta>
</file>